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6cm" fo:min-width="6cm" fo:wrap-option="no-wrap"/>
      <style:paragraph-properties style:writing-mode="lr-tb"/>
    </style:style>
    <style:style style:name="gr2" style:family="graphic" style:parent-style-name="standard">
      <style:graphic-properties draw:textarea-horizontal-align="left" draw:textarea-vertical-align="top" draw:auto-grow-height="false" fo:min-height="3.5cm" fo:min-width="6cm"/>
      <style:paragraph-properties style:writing-mode="lr-tb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left" draw:textarea-vertical-align="top" draw:auto-grow-height="false" fo:min-height="6cm" fo:min-width="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cm" svg:height="6.25cm" svg:x="1.75cm" svg:y="10.5cm">
          <text:p text:style-name="P1"><text:span text:style-name="T1">reservations</text:span><text:line-break/><text:span text:style-name="T2">* id</text:span><text:span text:style-name="T2"><text:tab/></text:span><text:span text:style-name="T2"><text:tab/></text:span><text:span text:style-name="T2"><text:tab/></text:span><text:span text:style-name="T2">int</text:span><text:span text:style-name="T2"><text:line-break/></text:span><text:span text:style-name="T2"> <text:s/>cust_id</text:span><text:span text:style-name="T2"><text:tab/></text:span><text:span text:style-name="T2"><text:tab/></text:span><text:span text:style-name="T2">int</text:span><text:span text:style-name="T2"><text:tab/></text:span><text:span text:style-name="T2">F</text:span><text:span text:style-name="T2"><text:line-break/></text:span><text:span text:style-name="T2"> <text:s/>room_no</text:span><text:span text:style-name="T2"><text:tab/></text:span><text:span text:style-name="T2"><text:tab/></text:span><text:span text:style-name="T2">int</text:span><text:span text:style-name="T2"><text:tab/></text:span><text:span text:style-name="T2">F</text:span><text:span text:style-name="T2"><text:line-break/></text:span><text:span text:style-name="T2"> <text:s/>checkin_date</text:span><text:span text:style-name="T2"><text:tab/></text:span><text:span text:style-name="T2">date</text:span><text:span text:style-name="T2"><text:line-break/></text:span><text:span text:style-name="T2"> <text:s/>checkout_date</text:span><text:span text:style-name="T2"><text:tab/></text:span><text:span text:style-name="T2">date</text:span><text:span text:style-name="T2"><text:line-break/></text:span><text:span text:style-name="T2"> <text:s/>no_guests</text:span><text:span text:style-name="T2"><text:tab/></text:span><text:span text:style-name="T2"><text:tab/></text:span><text:span text:style-name="T2">int</text:span><text:span text:style-name="T2"><text:line-break/></text:span><text:span text:style-name="T2"> <text:s/>booking_date</text:span><text:span text:style-name="T2"><text:tab/></text:span><text:span text:style-name="T2">date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name="invoices" draw:style-name="gr2" draw:text-style-name="P3" draw:layer="layout" svg:width="6.5cm" svg:height="3.75cm" svg:x="1.75cm" svg:y="1.5cm">
          <text:p text:style-name="P3"><text:span text:style-name="T1">invoices</text:span><text:line-break/><text:span text:style-name="T2">* id</text:span><text:span text:style-name="T2"><text:tab/></text:span><text:span text:style-name="T2"><text:tab/></text:span><text:span text:style-name="T2"><text:tab/></text:span><text:span text:style-name="T2"><text:tab/></text:span><text:span text:style-name="T2">int</text:span><text:span text:style-name="T2"><text:line-break/></text:span><text:span text:style-name="T2"> <text:s/>res_id</text:span><text:span text:style-name="T2"><text:tab/></text:span><text:span text:style-name="T2"><text:tab/></text:span><text:span text:style-name="T2">int</text:span><text:span text:style-name="T2"><text:tab/></text:span><text:span text:style-name="T2">F</text:span><text:span text:style-name="T2"><text:line-break/></text:span><text:span text:style-name="T2"> <text:s/>total</text:span><text:span text:style-name="T2"><text:tab/></text:span><text:span text:style-name="T2"><text:tab/></text:span><text:span text:style-name="T2"><text:tab/></text:span><text:span text:style-name="T2"><text:tab/></text:span><text:span text:style-name="T2">num</text:span><text:span text:style-name="T2"><text:line-break/></text:span><text:span text:style-name="T2"> <text:s/>invoice_date</text:span><text:span text:style-name="T2"><text:tab/></text:span><text:span text:style-name="T2">date</text:span><text:span text:style-name="T2"><text:line-break/></text:span><text:span text:style-name="T2"> <text:s/>paid</text:span><text:span text:style-name="T2"><text:tab/></text:span><text:span text:style-name="T2"><text:tab/></text:span><text:span text:style-name="T2"><text:tab/></text:span><text:span text:style-name="T2"><text:tab/></text:span><text:span text:style-name="T2">boo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5.75cm" svg:x2="5cm" svg:y2="10.5cm">
          <text:p/>
        </draw:line>
        <draw:g>
          <draw:line draw:style-name="gr3" draw:text-style-name="P4" draw:layer="layout" svg:x1="4.987cm" svg:y1="5.75cm" svg:x2="4.987cm" svg:y2="5.25cm">
            <text:p/>
          </draw:line>
          <draw:line draw:style-name="gr3" draw:text-style-name="P4" draw:layer="layout" svg:x1="4.987cm" svg:y1="5.75cm" svg:x2="5.237cm" svg:y2="5.25cm">
            <text:p/>
          </draw:line>
          <draw:line draw:style-name="gr3" draw:text-style-name="P4" draw:layer="layout" svg:x1="4.75cm" svg:y1="5.26cm" svg:x2="5cm" svg:y2="5.76cm">
            <text:p/>
          </draw:line>
        </draw:g>
        <draw:custom-shape draw:style-name="gr4" draw:text-style-name="P5" draw:layer="layout" svg:width="0.25cm" svg:height="0.25cm" svg:x="4.868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5cm" svg:height="6.25cm" svg:x="13.25cm" svg:y="10.5cm">
          <text:p text:style-name="P1"><text:span text:style-name="T1">c</text:span><text:span text:style-name="T1">u</text:span><text:span text:style-name="T1">s</text:span><text:span text:style-name="T1">t</text:span><text:span text:style-name="T1">o</text:span><text:span text:style-name="T1">m</text:span><text:span text:style-name="T1">e</text:span><text:span text:style-name="T1">r</text:span><text:span text:style-name="T1">s</text:span><text:line-break/><text:span text:style-name="T2">* </text:span><text:span text:style-name="T2">id</text:span><text:span text:style-name="T2"><text:tab/></text:span><text:span text:style-name="T2"><text:tab/></text:span><text:span text:style-name="T2"><text:tab/></text:span><text:span text:style-name="T2">int</text:span><text:span text:style-name="T2"><text:line-break/></text:span><text:span text:style-name="T2"> <text:s/></text:span><text:span text:style-name="T2">na</text:span><text:span text:style-name="T2">m</text:span><text:span text:style-name="T2">e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e</text:span><text:span text:style-name="T2">m</text:span><text:span text:style-name="T2">ail</text:span><text:span text:style-name="T2"><text:tab/>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ph</text:span><text:span text:style-name="T2">on</text:span><text:span text:style-name="T2">e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ad</text:span><text:span text:style-name="T2">dr</text:span><text:span text:style-name="T2">es</text:span><text:span text:style-name="T2">s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cit</text:span><text:span text:style-name="T2">y</text:span><text:span text:style-name="T2"><text:tab/>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po</text:span><text:span text:style-name="T2">stc</text:span><text:span text:style-name="T2">od</text:span><text:span text:style-name="T2">e</text:span><text:span text:style-name="T2"><text:tab/></text:span><text:span text:style-name="T2"><text:tab/></text:span><text:span text:style-name="T2">te</text:span><text:span text:style-name="T2">xt</text:span><text:span text:style-name="T2"><text:line-break/></text:span><text:span text:style-name="T2"> <text:s/></text:span><text:span text:style-name="T2">co</text:span><text:span text:style-name="T2">un</text:span><text:span text:style-name="T2">try</text:span><text:span text:style-name="T2"><text:tab/></text:span><text:span text:style-name="T2"><text:tab/></text:span><text:span text:style-name="T2">te</text:span><text:span text:style-name="T2">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5cm" svg:y1="13.5cm" svg:x2="13.25cm" svg:y2="13.5cm">
          <text:p/>
        </draw:line>
        <draw:g>
          <draw:line draw:style-name="gr3" draw:text-style-name="P4" draw:layer="layout" svg:x1="8.75cm" svg:y1="13.5cm" svg:x2="8.25cm" svg:y2="13.5cm">
            <text:p/>
          </draw:line>
          <draw:line draw:style-name="gr3" draw:text-style-name="P4" draw:layer="layout" svg:x1="8.75cm" svg:y1="13.5cm" svg:x2="8.25cm" svg:y2="13.25cm">
            <text:p/>
          </draw:line>
          <draw:line draw:style-name="gr3" draw:text-style-name="P4" draw:layer="layout" svg:x1="8.26cm" svg:y1="13.737cm" svg:x2="8.76cm" svg:y2="13.487cm">
            <text:p/>
          </draw:line>
        </draw:g>
        <draw:custom-shape draw:style-name="gr4" draw:text-style-name="P5" draw:layer="layout" svg:width="0.25cm" svg:height="0.25cm" svg:x="12.75cm" svg:y="13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invoices 1" draw:style-name="gr2" draw:text-style-name="P2" draw:layer="layout" svg:width="6.5cm" svg:height="3.75cm" svg:x="1.75cm" svg:y="21.5cm">
          <text:p text:style-name="P1"><text:span text:style-name="T1">rooms</text:span><text:line-break/><text:span text:style-name="T2">* room_no</text:span><text:span text:style-name="T2"><text:tab/></text:span><text:span text:style-name="T2"><text:tab/></text:span><text:span text:style-name="T2">int</text:span><text:span text:style-name="T2"><text:line-break/></text:span><text:span text:style-name="T2"> <text:s/>rate</text:span><text:span text:style-name="T2"><text:tab/></text:span><text:span text:style-name="T2"><text:tab/></text:span><text:span text:style-name="T2"><text:tab/></text:span><text:span text:style-name="T2">num</text:span><text:span text:style-name="T2"><text:line-break/></text:span><text:span text:style-name="T2"> <text:s/>room_type</text:span><text:span text:style-name="T2"><text:tab/></text:span><text:span text:style-name="T2"><text:tab/></text:span><text:span text:style-name="T2">text</text:span><text:span text:style-name="T2"><text:tab/></text:span><text:span text:style-name="T2">F</text:span><text:span text:style-name="T2"><text:line-break/></text:span><text:span text:style-name="T2"> <text:s/>no_guests</text:span><text:span text:style-name="T2"><text:tab/>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name="invoices 2" draw:style-name="gr2" draw:text-style-name="P2" draw:layer="layout" svg:width="6.5cm" svg:height="3.75cm" svg:x="13.25cm" svg:y="21.5cm">
          <text:p text:style-name="P1">room_types<text:line-break/><text:span text:style-name="T2">* room_type</text:span><text:span text:style-name="T2"><text:tab/></text:span><text:span text:style-name="T2"><text:tab/></text:span><text:span text:style-name="T2">text</text:span><text:span text:style-name="T2"><text:line-break/></text:span><text:span text:style-name="T2"> <text:s/>def_rate</text:span><text:span text:style-name="T2"><text:tab/></text:span><text:span text:style-name="T2"><text:tab/></text:span><text:span text:style-name="T2">nu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16.75cm" svg:x2="5cm" svg:y2="21.5cm">
          <text:p/>
        </draw:line>
        <draw:g>
          <draw:line draw:style-name="gr3" draw:text-style-name="P4" draw:layer="layout" svg:x1="5cm" svg:y1="17.25cm" svg:x2="5cm" svg:y2="16.75cm">
            <text:p/>
          </draw:line>
          <draw:line draw:style-name="gr3" draw:text-style-name="P4" draw:layer="layout" svg:x1="5cm" svg:y1="17.25cm" svg:x2="4.75cm" svg:y2="16.75cm">
            <text:p/>
          </draw:line>
          <draw:line draw:style-name="gr3" draw:text-style-name="P4" draw:layer="layout" svg:x1="5.237cm" svg:y1="16.76cm" svg:x2="4.987cm" svg:y2="17.26cm">
            <text:p/>
          </draw:line>
        </draw:g>
        <draw:custom-shape draw:style-name="gr4" draw:text-style-name="P5" draw:layer="layout" svg:width="0.25cm" svg:height="0.25cm" svg:x="4.8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75cm" svg:y1="23.353cm" svg:x2="13.25cm" svg:y2="23.353cm">
          <text:p/>
        </draw:line>
        <draw:g>
          <draw:line draw:style-name="gr3" draw:text-style-name="P4" draw:layer="layout" svg:x1="8.75cm" svg:y1="23.353cm" svg:x2="8.25cm" svg:y2="23.353cm">
            <text:p/>
          </draw:line>
          <draw:line draw:style-name="gr3" draw:text-style-name="P4" draw:layer="layout" svg:x1="8.75cm" svg:y1="23.353cm" svg:x2="8.25cm" svg:y2="23.103cm">
            <text:p/>
          </draw:line>
          <draw:line draw:style-name="gr3" draw:text-style-name="P4" draw:layer="layout" svg:x1="8.26cm" svg:y1="23.59cm" svg:x2="8.76cm" svg:y2="23.34cm">
            <text:p/>
          </draw:line>
        </draw:g>
        <draw:custom-shape draw:style-name="gr4" draw:text-style-name="P5" draw:layer="layout" svg:width="0.25cm" svg:height="0.25cm" svg:x="12.75cm" svg:y="23.2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6.738cm" svg:height="2.384cm" svg:x="11.25cm" svg:y="2cm">
          <draw:text-box>
            <text:p>Hotel Booking System</text:p>
            <text:p/>
            <text:p>Table Diagra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eith Bremer</meta:initial-creator>
    <meta:creation-date>2023-01-14T17:07:50.821594647</meta:creation-date>
    <dc:date>2023-01-15T10:36:18.254357213</dc:date>
    <dc:creator>Keith Bremer</dc:creator>
    <meta:editing-duration>PT4M4S</meta:editing-duration>
    <meta:editing-cycles>1</meta:editing-cycles>
    <meta:document-statistic meta:object-count="30"/>
    <meta:generator>LibreOffice/7.3.7.2$Linux_X86_64 LibreOffice_project/30$Build-2</meta:generator>
  </office:meta>
</office:document-meta>
</file>